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style:font-pitch="variable"/>
    <style:font-face style:name="Avenir1" svg:font-family="Avenir" style:font-adornments="Light" style:font-pitch="variable"/>
    <style:font-face style:name="Avenir2" svg:font-family="Avenir"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style:font-name="Avenir" fo:font-size="18pt" fo:font-weight="bold" style:font-size-asian="18pt" style:font-weight-asian="bold" style:font-size-complex="18pt" style:font-weight-complex="bold"/>
    </style:style>
    <style:style style:name="P2" style:family="paragraph" style:parent-style-name="Heading">
      <style:paragraph-properties fo:margin-top="0cm" fo:margin-bottom="0cm" loext:contextual-spacing="false" fo:line-height="95%"/>
      <style:text-properties style:font-name="Avenir" fo:font-size="28pt" fo:font-weight="bold" style:font-size-asian="28pt" style:font-weight-asian="bold" style:font-size-complex="28pt" style:font-weight-complex="bold"/>
    </style:style>
    <style:style style:name="P3" style:family="paragraph" style:parent-style-name="CGU_20_-_20_Niveau_20_1">
      <style:text-properties officeooo:rsid="00bbbedc" officeooo:paragraph-rsid="00bbbedc"/>
    </style:style>
    <style:style style:name="P4" style:family="paragraph" style:parent-style-name="CGU_20_-_20_Niveau_20_1">
      <style:text-properties officeooo:rsid="00cf9241" officeooo:paragraph-rsid="00cf9241"/>
    </style:style>
    <style:style style:name="P5" style:family="paragraph" style:parent-style-name="CGU_20_-_20_Niveau_20_1">
      <style:text-properties officeooo:rsid="010671d2" officeooo:paragraph-rsid="010671d2"/>
    </style:style>
    <style:style style:name="P6" style:family="paragraph" style:parent-style-name="CGU_20_-_20_Niveau_20_2">
      <style:text-properties officeooo:rsid="005b7e48" officeooo:paragraph-rsid="005b7e48"/>
    </style:style>
    <style:style style:name="P7" style:family="paragraph" style:parent-style-name="CGU_20_-_20_Niveau_20_2">
      <style:text-properties officeooo:rsid="00685433" officeooo:paragraph-rsid="00685433"/>
    </style:style>
    <style:style style:name="P8" style:family="paragraph" style:parent-style-name="CGU_20_-_20_Niveau_20_2">
      <style:text-properties officeooo:rsid="00bbbedc" officeooo:paragraph-rsid="00bbbedc"/>
    </style:style>
    <style:style style:name="P9" style:family="paragraph" style:parent-style-name="CGU_20_-_20_Niveau_20_2">
      <style:text-properties officeooo:rsid="00bec25f" officeooo:paragraph-rsid="00bec25f"/>
    </style:style>
    <style:style style:name="P10" style:family="paragraph" style:parent-style-name="CGU_20_-_20_Niveau_20_2">
      <style:text-properties officeooo:rsid="00cf9241" officeooo:paragraph-rsid="00cf9241"/>
    </style:style>
    <style:style style:name="P11" style:family="paragraph" style:parent-style-name="CGU_20_-_20_Niveau_20_2">
      <style:text-properties officeooo:rsid="00d38845" officeooo:paragraph-rsid="00d38845"/>
    </style:style>
    <style:style style:name="P12" style:family="paragraph" style:parent-style-name="CGU_20_-_20_Niveau_20_2">
      <style:text-properties officeooo:rsid="00d94773" officeooo:paragraph-rsid="00d94773"/>
    </style:style>
    <style:style style:name="P13" style:family="paragraph" style:parent-style-name="CGU_20_-_20_Niveau_20_2">
      <style:text-properties officeooo:paragraph-rsid="010671d2"/>
    </style:style>
    <style:style style:name="P14" style:family="paragraph" style:parent-style-name="CGU_20_-_20_Article">
      <style:text-properties officeooo:rsid="00559952" officeooo:paragraph-rsid="00559952"/>
    </style:style>
    <style:style style:name="P15" style:family="paragraph" style:parent-style-name="CGU_20_-_20_Article">
      <style:text-properties officeooo:paragraph-rsid="00606989"/>
    </style:style>
    <style:style style:name="P16" style:family="paragraph" style:parent-style-name="CGU_20_-_20_Article">
      <style:text-properties officeooo:rsid="0085b53c" officeooo:paragraph-rsid="01135277"/>
    </style:style>
    <style:style style:name="P17" style:family="paragraph" style:parent-style-name="CGU_20_-_20_Article">
      <style:text-properties officeooo:paragraph-rsid="006b23ce"/>
    </style:style>
    <style:style style:name="P18" style:family="paragraph" style:parent-style-name="CGU_20_-_20_Article">
      <style:text-properties officeooo:paragraph-rsid="00919d10"/>
    </style:style>
    <style:style style:name="P19" style:family="paragraph" style:parent-style-name="CGU_20_-_20_Article">
      <style:text-properties officeooo:rsid="00d55fbd" officeooo:paragraph-rsid="00d6daee"/>
    </style:style>
    <style:style style:name="P20" style:family="paragraph" style:parent-style-name="CGU_20_-_20_Article">
      <style:text-properties officeooo:rsid="00685433" officeooo:paragraph-rsid="0092b1f2"/>
    </style:style>
    <style:style style:name="P21" style:family="paragraph" style:parent-style-name="CGU_20_-_20_Article">
      <style:text-properties officeooo:rsid="00685433" officeooo:paragraph-rsid="00931936"/>
    </style:style>
    <style:style style:name="P22" style:family="paragraph" style:parent-style-name="CGU_20_-_20_Article">
      <style:text-properties officeooo:rsid="007555a7" officeooo:paragraph-rsid="00d3a48b"/>
    </style:style>
    <style:style style:name="P23" style:family="paragraph" style:parent-style-name="CGU_20_-_20_Article">
      <style:text-properties officeooo:rsid="0078980a" officeooo:paragraph-rsid="0078980a"/>
    </style:style>
    <style:style style:name="P24" style:family="paragraph" style:parent-style-name="CGU_20_-_20_Article">
      <style:text-properties officeooo:rsid="007a6036" officeooo:paragraph-rsid="012c0594"/>
    </style:style>
    <style:style style:name="P25" style:family="paragraph" style:parent-style-name="CGU_20_-_20_Article">
      <style:text-properties officeooo:rsid="007b53e5" officeooo:paragraph-rsid="007b53e5"/>
    </style:style>
    <style:style style:name="P26" style:family="paragraph" style:parent-style-name="CGU_20_-_20_Article">
      <style:text-properties officeooo:rsid="006fadc1" officeooo:paragraph-rsid="006fadc1"/>
    </style:style>
    <style:style style:name="P27" style:family="paragraph" style:parent-style-name="CGU_20_-_20_Article">
      <style:text-properties officeooo:rsid="0072c047" officeooo:paragraph-rsid="0072c047"/>
    </style:style>
    <style:style style:name="P28" style:family="paragraph" style:parent-style-name="CGU_20_-_20_Article">
      <style:text-properties officeooo:rsid="0072c047" officeooo:paragraph-rsid="00805076"/>
    </style:style>
    <style:style style:name="P29" style:family="paragraph" style:parent-style-name="CGU_20_-_20_Article">
      <style:text-properties officeooo:rsid="00b3dfe3" officeooo:paragraph-rsid="0137fa6b"/>
    </style:style>
    <style:style style:name="P30" style:family="paragraph" style:parent-style-name="CGU_20_-_20_Article">
      <style:text-properties officeooo:rsid="00958ba6" officeooo:paragraph-rsid="00958ba6"/>
    </style:style>
    <style:style style:name="P31" style:family="paragraph" style:parent-style-name="CGU_20_-_20_Article">
      <style:text-properties officeooo:rsid="00967b6a" officeooo:paragraph-rsid="0097cdb7"/>
    </style:style>
    <style:style style:name="P32" style:family="paragraph" style:parent-style-name="CGU_20_-_20_Article">
      <style:text-properties officeooo:rsid="0097cdb7" officeooo:paragraph-rsid="013a39bb"/>
    </style:style>
    <style:style style:name="P33" style:family="paragraph" style:parent-style-name="CGU_20_-_20_Article">
      <style:text-properties officeooo:rsid="0082636b" officeooo:paragraph-rsid="013c7fd0"/>
    </style:style>
    <style:style style:name="P34" style:family="paragraph" style:parent-style-name="CGU_20_-_20_Article">
      <style:text-properties officeooo:paragraph-rsid="00ab53aa"/>
    </style:style>
    <style:style style:name="P35" style:family="paragraph" style:parent-style-name="CGU_20_-_20_Article">
      <style:text-properties officeooo:rsid="0083d10a" officeooo:paragraph-rsid="0083d10a"/>
    </style:style>
    <style:style style:name="P36" style:family="paragraph" style:parent-style-name="CGU_20_-_20_Article">
      <style:text-properties officeooo:rsid="00bbbedc" officeooo:paragraph-rsid="00bbbedc"/>
    </style:style>
    <style:style style:name="P37" style:family="paragraph" style:parent-style-name="CGU_20_-_20_Article">
      <style:text-properties officeooo:rsid="00c2045d" officeooo:paragraph-rsid="00c2045d"/>
    </style:style>
    <style:style style:name="P38" style:family="paragraph" style:parent-style-name="CGU_20_-_20_Article">
      <style:text-properties officeooo:paragraph-rsid="00bd5eaf"/>
    </style:style>
    <style:style style:name="P39" style:family="paragraph" style:parent-style-name="CGU_20_-_20_Article">
      <style:text-properties officeooo:rsid="00bec25f" officeooo:paragraph-rsid="00bec25f"/>
    </style:style>
    <style:style style:name="P40" style:family="paragraph" style:parent-style-name="CGU_20_-_20_Article">
      <style:text-properties officeooo:paragraph-rsid="00ce95d3"/>
    </style:style>
    <style:style style:name="P41" style:family="paragraph" style:parent-style-name="CGU_20_-_20_Article">
      <style:text-properties officeooo:rsid="00ce95d3" officeooo:paragraph-rsid="00ce95d3"/>
    </style:style>
    <style:style style:name="P42" style:family="paragraph" style:parent-style-name="CGU_20_-_20_Article">
      <style:text-properties officeooo:rsid="00cf9241" officeooo:paragraph-rsid="00cf9241"/>
    </style:style>
    <style:style style:name="P43" style:family="paragraph" style:parent-style-name="CGU_20_-_20_Article">
      <style:text-properties officeooo:rsid="00cf9241" officeooo:paragraph-rsid="016c70d2"/>
    </style:style>
    <style:style style:name="P44" style:family="paragraph" style:parent-style-name="CGU_20_-_20_Article">
      <style:text-properties officeooo:rsid="00d179c3" officeooo:paragraph-rsid="00d179c3"/>
    </style:style>
    <style:style style:name="P45" style:family="paragraph" style:parent-style-name="CGU_20_-_20_Article">
      <style:text-properties officeooo:paragraph-rsid="00d179c3"/>
    </style:style>
    <style:style style:name="P46" style:family="paragraph" style:parent-style-name="CGU_20_-_20_Article">
      <style:text-properties officeooo:paragraph-rsid="00d38845"/>
    </style:style>
    <style:style style:name="P47" style:family="paragraph" style:parent-style-name="CGU_20_-_20_Article">
      <style:text-properties officeooo:rsid="00d7a485" officeooo:paragraph-rsid="01003fbb"/>
    </style:style>
    <style:style style:name="P48" style:family="paragraph" style:parent-style-name="CGU_20_-_20_Article">
      <style:text-properties officeooo:rsid="00dd2971" officeooo:paragraph-rsid="00dd2971"/>
    </style:style>
    <style:style style:name="P49" style:family="paragraph" style:parent-style-name="CGU_20_-_20_Article">
      <style:text-properties officeooo:paragraph-rsid="00e54990"/>
    </style:style>
    <style:style style:name="P50" style:family="paragraph" style:parent-style-name="CGU_20_-_20_Article">
      <style:text-properties officeooo:paragraph-rsid="00ba7f78"/>
    </style:style>
    <style:style style:name="P51" style:family="paragraph" style:parent-style-name="CGU_20_-_20_Article">
      <style:text-properties officeooo:rsid="00ef9ac1" officeooo:paragraph-rsid="00efc2f3"/>
    </style:style>
    <style:style style:name="P52" style:family="paragraph" style:parent-style-name="CGU_20_-_20_Article">
      <style:text-properties officeooo:paragraph-rsid="00f1c259"/>
    </style:style>
    <style:style style:name="P53" style:family="paragraph" style:parent-style-name="CGU_20_-_20_Article">
      <style:text-properties officeooo:rsid="00f3f56c" officeooo:paragraph-rsid="00f3f56c"/>
    </style:style>
    <style:style style:name="P54" style:family="paragraph" style:parent-style-name="CGU_20_-_20_Article">
      <style:text-properties officeooo:rsid="00f575a2" officeooo:paragraph-rsid="00f85192"/>
    </style:style>
    <style:style style:name="P55" style:family="paragraph" style:parent-style-name="CGU_20_-_20_Article">
      <style:text-properties officeooo:rsid="01080f0c" officeooo:paragraph-rsid="01080f0c"/>
    </style:style>
    <style:style style:name="P56" style:family="paragraph" style:parent-style-name="CGU_20_-_20_Article">
      <style:text-properties officeooo:paragraph-rsid="01177365"/>
    </style:style>
    <style:style style:name="P57" style:family="paragraph" style:parent-style-name="CGU_20_-_20_Article">
      <style:text-properties officeooo:paragraph-rsid="0121a725"/>
    </style:style>
    <style:style style:name="P58" style:family="paragraph" style:parent-style-name="CGU_20_-_20_Article">
      <style:text-properties officeooo:paragraph-rsid="014cb1a2"/>
    </style:style>
    <style:style style:name="P59" style:family="paragraph" style:parent-style-name="CGU_20_-_20_Article">
      <style:text-properties officeooo:paragraph-rsid="0165af3e"/>
    </style:style>
    <style:style style:name="T1" style:family="text">
      <style:text-properties fo:font-weight="bold" style:font-weight-asian="bold" style:font-weight-complex="bold"/>
    </style:style>
    <style:style style:name="T2" style:family="text">
      <style:text-properties fo:font-weight="bold" officeooo:rsid="009af31f" style:font-weight-asian="bold" style:font-weight-complex="bold"/>
    </style:style>
    <style:style style:name="T3" style:family="text">
      <style:text-properties fo:font-weight="bold" officeooo:rsid="00a0a86b" style:font-weight-asian="bold" style:font-weight-complex="bold"/>
    </style:style>
    <style:style style:name="T4" style:family="text">
      <style:text-properties fo:font-weight="bold" officeooo:rsid="00a15a01" style:font-weight-asian="bold" style:font-weight-complex="bold"/>
    </style:style>
    <style:style style:name="T5" style:family="text">
      <style:text-properties fo:font-weight="bold" officeooo:rsid="00a25b37" style:font-weight-asian="bold" style:font-weight-complex="bold"/>
    </style:style>
    <style:style style:name="T6" style:family="text">
      <style:text-properties fo:font-weight="bold" officeooo:rsid="00b1f5c8" style:font-weight-asian="bold" style:font-weight-complex="bold"/>
    </style:style>
    <style:style style:name="T7" style:family="text">
      <style:text-properties fo:font-weight="bold" officeooo:rsid="00b5d8b9" style:font-weight-asian="bold" style:font-weight-complex="bold"/>
    </style:style>
    <style:style style:name="T8" style:family="text">
      <style:text-properties fo:font-weight="bold" officeooo:rsid="00b7899b" style:font-weight-asian="bold" style:font-weight-complex="bold"/>
    </style:style>
    <style:style style:name="T9" style:family="text">
      <style:text-properties fo:font-weight="bold" officeooo:rsid="00b8b1e0" style:font-weight-asian="bold" style:font-weight-complex="bold"/>
    </style:style>
    <style:style style:name="T10" style:family="text">
      <style:text-properties fo:font-weight="bold" officeooo:rsid="00c357a7" style:font-weight-asian="bold" style:font-weight-complex="bold"/>
    </style:style>
    <style:style style:name="T11" style:family="text">
      <style:text-properties fo:font-weight="bold" officeooo:rsid="00c8ba47" style:font-weight-asian="bold" style:font-weight-complex="bold"/>
    </style:style>
    <style:style style:name="T12" style:family="text">
      <style:text-properties fo:font-weight="bold" officeooo:rsid="00caa234" style:font-weight-asian="bold" style:font-weight-complex="bold"/>
    </style:style>
    <style:style style:name="T13" style:family="text">
      <style:text-properties fo:font-weight="bold" officeooo:rsid="00d2ed9f" style:font-weight-asian="bold" style:font-weight-complex="bold"/>
    </style:style>
    <style:style style:name="T14" style:family="text">
      <style:text-properties fo:font-weight="bold" officeooo:rsid="00d38845" style:font-weight-asian="bold" style:font-weight-complex="bold"/>
    </style:style>
    <style:style style:name="T15" style:family="text">
      <style:text-properties fo:font-weight="bold" officeooo:rsid="00d3a48b" style:font-weight-asian="bold" style:font-weight-complex="bold"/>
    </style:style>
    <style:style style:name="T16" style:family="text">
      <style:text-properties fo:font-weight="bold" officeooo:rsid="00d48b19" style:font-weight-asian="bold" style:font-weight-complex="bold"/>
    </style:style>
    <style:style style:name="T17" style:family="text">
      <style:text-properties fo:font-weight="bold" officeooo:rsid="00d4a4f7" style:font-weight-asian="bold" style:font-weight-complex="bold"/>
    </style:style>
    <style:style style:name="T18" style:family="text">
      <style:text-properties fo:font-weight="bold" officeooo:rsid="00d507b9" style:font-weight-asian="bold" style:font-weight-complex="bold"/>
    </style:style>
    <style:style style:name="T19" style:family="text">
      <style:text-properties fo:font-weight="bold" officeooo:rsid="00db7f1f" style:font-weight-asian="bold" style:font-weight-complex="bold"/>
    </style:style>
    <style:style style:name="T20" style:family="text">
      <style:text-properties fo:font-weight="bold" officeooo:rsid="00dfeaa4" style:font-weight-asian="bold" style:font-weight-complex="bold"/>
    </style:style>
    <style:style style:name="T21" style:family="text">
      <style:text-properties fo:font-weight="bold" officeooo:rsid="00eb09d8" style:font-weight-asian="bold" style:font-weight-complex="bold"/>
    </style:style>
    <style:style style:name="T22" style:family="text">
      <style:text-properties fo:font-weight="bold" officeooo:rsid="00ef9ac1" style:font-weight-asian="bold" style:font-weight-complex="bold"/>
    </style:style>
    <style:style style:name="T23" style:family="text">
      <style:text-properties fo:font-weight="bold" officeooo:rsid="00efc2f3" style:font-weight-asian="bold" style:font-weight-complex="bold"/>
    </style:style>
    <style:style style:name="T24" style:family="text">
      <style:text-properties fo:font-weight="bold" officeooo:rsid="010671d2" style:font-weight-asian="bold" style:font-weight-complex="bold"/>
    </style:style>
    <style:style style:name="T25" style:family="text">
      <style:text-properties fo:font-weight="bold" officeooo:rsid="01422bfb" style:font-weight-asian="bold" style:font-weight-complex="bold"/>
    </style:style>
    <style:style style:name="T26" style:family="text">
      <style:text-properties fo:font-weight="bold" officeooo:rsid="0172af02"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b5d8b9"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6b23ce" style:font-style-asian="italic" style:font-style-complex="italic"/>
    </style:style>
    <style:style style:name="T31" style:family="text">
      <style:text-properties officeooo:rsid="00406394"/>
    </style:style>
    <style:style style:name="T32" style:family="text">
      <style:text-properties officeooo:rsid="005469b2"/>
    </style:style>
    <style:style style:name="T33" style:family="text">
      <style:text-properties officeooo:rsid="00579eaf"/>
    </style:style>
    <style:style style:name="T34" style:family="text">
      <style:text-properties officeooo:rsid="00587274"/>
    </style:style>
    <style:style style:name="T35" style:family="text">
      <style:text-properties officeooo:rsid="005d3de3"/>
    </style:style>
    <style:style style:name="T36" style:family="text">
      <style:text-properties officeooo:rsid="005e7ae1"/>
    </style:style>
    <style:style style:name="T37" style:family="text">
      <style:text-properties officeooo:rsid="00606989"/>
    </style:style>
    <style:style style:name="T38" style:family="text">
      <style:text-properties officeooo:rsid="00607d53"/>
    </style:style>
    <style:style style:name="T39" style:family="text">
      <style:text-properties officeooo:rsid="00630233"/>
    </style:style>
    <style:style style:name="T40" style:family="text">
      <style:text-properties officeooo:rsid="00645abc"/>
    </style:style>
    <style:style style:name="T41" style:family="text">
      <style:text-properties officeooo:rsid="0064d3f4"/>
    </style:style>
    <style:style style:name="T42" style:family="text">
      <style:text-properties officeooo:rsid="00672f1d"/>
    </style:style>
    <style:style style:name="T43" style:family="text">
      <style:text-properties officeooo:rsid="00699cff"/>
    </style:style>
    <style:style style:name="T44" style:family="text">
      <style:text-properties officeooo:rsid="006b23ce"/>
    </style:style>
    <style:style style:name="T45" style:family="text">
      <style:text-properties officeooo:rsid="006dbb65"/>
    </style:style>
    <style:style style:name="T46" style:family="text">
      <style:text-properties officeooo:rsid="007194f0"/>
    </style:style>
    <style:style style:name="T47" style:family="text">
      <style:text-properties officeooo:rsid="0072c047"/>
    </style:style>
    <style:style style:name="T48" style:family="text">
      <style:text-properties officeooo:rsid="0073b8f5"/>
    </style:style>
    <style:style style:name="T49" style:family="text">
      <style:text-properties officeooo:rsid="0076a0e8"/>
    </style:style>
    <style:style style:name="T50" style:family="text">
      <style:text-properties officeooo:rsid="00797da5"/>
    </style:style>
    <style:style style:name="T51" style:family="text">
      <style:text-properties officeooo:rsid="007b53e5"/>
    </style:style>
    <style:style style:name="T52" style:family="text">
      <style:text-properties officeooo:rsid="00839158"/>
    </style:style>
    <style:style style:name="T53" style:family="text">
      <style:text-properties officeooo:rsid="0086256d"/>
    </style:style>
    <style:style style:name="T54" style:family="text">
      <style:text-properties officeooo:rsid="0086d42a"/>
    </style:style>
    <style:style style:name="T55" style:family="text">
      <style:text-properties officeooo:rsid="0087dc00"/>
    </style:style>
    <style:style style:name="T56" style:family="text">
      <style:text-properties officeooo:rsid="008918eb"/>
    </style:style>
    <style:style style:name="T57" style:family="text">
      <style:text-properties officeooo:rsid="0089f24e"/>
    </style:style>
    <style:style style:name="T58" style:family="text">
      <style:text-properties officeooo:rsid="008a3a83"/>
    </style:style>
    <style:style style:name="T59" style:family="text">
      <style:text-properties officeooo:rsid="008d59a4"/>
    </style:style>
    <style:style style:name="T60" style:family="text">
      <style:text-properties officeooo:rsid="00919d10"/>
    </style:style>
    <style:style style:name="T61" style:family="text">
      <style:text-properties officeooo:rsid="00931936"/>
    </style:style>
    <style:style style:name="T62" style:family="text">
      <style:text-properties officeooo:rsid="0097cdb7"/>
    </style:style>
    <style:style style:name="T63" style:family="text">
      <style:text-properties officeooo:rsid="00988e07"/>
    </style:style>
    <style:style style:name="T64" style:family="text">
      <style:text-properties officeooo:rsid="009af31f"/>
    </style:style>
    <style:style style:name="T65" style:family="text">
      <style:text-properties officeooo:rsid="009c2e0c"/>
    </style:style>
    <style:style style:name="T66" style:family="text">
      <style:text-properties officeooo:rsid="009eec05"/>
    </style:style>
    <style:style style:name="T67" style:family="text">
      <style:text-properties officeooo:rsid="00a0a86b"/>
    </style:style>
    <style:style style:name="T68" style:family="text">
      <style:text-properties officeooo:rsid="00a15a01"/>
    </style:style>
    <style:style style:name="T69" style:family="text">
      <style:text-properties officeooo:rsid="00a25b37"/>
    </style:style>
    <style:style style:name="T70" style:family="text">
      <style:text-properties officeooo:rsid="00a2e739"/>
    </style:style>
    <style:style style:name="T71" style:family="text">
      <style:text-properties officeooo:rsid="00a48e7b"/>
    </style:style>
    <style:style style:name="T72" style:family="text">
      <style:text-properties officeooo:rsid="00a641b1"/>
    </style:style>
    <style:style style:name="T73" style:family="text">
      <style:text-properties officeooo:rsid="00a7b3f3"/>
    </style:style>
    <style:style style:name="T74" style:family="text">
      <style:text-properties officeooo:rsid="00a9b06a"/>
    </style:style>
    <style:style style:name="T75" style:family="text">
      <style:text-properties officeooo:rsid="00ab53aa"/>
    </style:style>
    <style:style style:name="T76" style:family="text">
      <style:text-properties officeooo:rsid="00acc7fe"/>
    </style:style>
    <style:style style:name="T77" style:family="text">
      <style:text-properties officeooo:rsid="00aeac8e"/>
    </style:style>
    <style:style style:name="T78" style:family="text">
      <style:text-properties officeooo:rsid="00b006da"/>
    </style:style>
    <style:style style:name="T79" style:family="text">
      <style:text-properties officeooo:rsid="00b0c100"/>
    </style:style>
    <style:style style:name="T80" style:family="text">
      <style:text-properties officeooo:rsid="00b1f5c8"/>
    </style:style>
    <style:style style:name="T81" style:family="text">
      <style:text-properties officeooo:rsid="00b7899b"/>
    </style:style>
    <style:style style:name="T82" style:family="text">
      <style:text-properties officeooo:rsid="00bc2c13"/>
    </style:style>
    <style:style style:name="T83" style:family="text">
      <style:text-properties officeooo:rsid="00bd5eaf"/>
    </style:style>
    <style:style style:name="T84" style:family="text">
      <style:text-properties officeooo:rsid="00c08706"/>
    </style:style>
    <style:style style:name="T85" style:family="text">
      <style:text-properties officeooo:rsid="00c357a7"/>
    </style:style>
    <style:style style:name="T86" style:family="text">
      <style:text-properties officeooo:rsid="00c6cec6"/>
    </style:style>
    <style:style style:name="T87" style:family="text">
      <style:text-properties officeooo:rsid="00c8ba47"/>
    </style:style>
    <style:style style:name="T88" style:family="text">
      <style:text-properties officeooo:rsid="00caa234"/>
    </style:style>
    <style:style style:name="T89" style:family="text">
      <style:text-properties officeooo:rsid="00cdd35a"/>
    </style:style>
    <style:style style:name="T90" style:family="text">
      <style:text-properties officeooo:rsid="00d179c3"/>
    </style:style>
    <style:style style:name="T91" style:family="text">
      <style:text-properties officeooo:rsid="00d2ed9f"/>
    </style:style>
    <style:style style:name="T92" style:family="text">
      <style:text-properties officeooo:rsid="00d38845"/>
    </style:style>
    <style:style style:name="T93" style:family="text">
      <style:text-properties officeooo:rsid="00d3a48b"/>
    </style:style>
    <style:style style:name="T94" style:family="text">
      <style:text-properties officeooo:rsid="00d48b19"/>
    </style:style>
    <style:style style:name="T95" style:family="text">
      <style:text-properties officeooo:rsid="00d4a4f7"/>
    </style:style>
    <style:style style:name="T96" style:family="text">
      <style:text-properties officeooo:rsid="00d6daee"/>
    </style:style>
    <style:style style:name="T97" style:family="text">
      <style:text-properties officeooo:rsid="00d8b524"/>
    </style:style>
    <style:style style:name="T98" style:family="text">
      <style:text-properties officeooo:rsid="00d94773"/>
    </style:style>
    <style:style style:name="T99" style:family="text">
      <style:text-properties officeooo:rsid="00db7f1f"/>
    </style:style>
    <style:style style:name="T100" style:family="text">
      <style:text-properties officeooo:rsid="00df10fb"/>
    </style:style>
    <style:style style:name="T101" style:family="text">
      <style:text-properties officeooo:rsid="00e0e93a"/>
    </style:style>
    <style:style style:name="T102" style:family="text">
      <style:text-properties officeooo:rsid="00e19fb5"/>
    </style:style>
    <style:style style:name="T103" style:family="text">
      <style:text-properties officeooo:rsid="00e249a6"/>
    </style:style>
    <style:style style:name="T104" style:family="text">
      <style:text-properties officeooo:rsid="00e259cf"/>
    </style:style>
    <style:style style:name="T105" style:family="text">
      <style:text-properties officeooo:rsid="00e690dc"/>
    </style:style>
    <style:style style:name="T106" style:family="text">
      <style:text-properties officeooo:rsid="00e9fb11"/>
    </style:style>
    <style:style style:name="T107" style:family="text">
      <style:text-properties officeooo:rsid="00eb09d8"/>
    </style:style>
    <style:style style:name="T108" style:family="text">
      <style:text-properties officeooo:rsid="00ee6f8c"/>
    </style:style>
    <style:style style:name="T109" style:family="text">
      <style:text-properties officeooo:rsid="00ef9ac1"/>
    </style:style>
    <style:style style:name="T110" style:family="text">
      <style:text-properties officeooo:rsid="00efc2f3"/>
    </style:style>
    <style:style style:name="T111" style:family="text">
      <style:text-properties officeooo:rsid="00f351d7"/>
    </style:style>
    <style:style style:name="T112" style:family="text">
      <style:text-properties officeooo:rsid="00f7a933"/>
    </style:style>
    <style:style style:name="T113" style:family="text">
      <style:text-properties officeooo:rsid="00f85192"/>
    </style:style>
    <style:style style:name="T114" style:family="text">
      <style:text-properties officeooo:rsid="00f9dc74"/>
    </style:style>
    <style:style style:name="T115" style:family="text">
      <style:text-properties officeooo:rsid="00fa7f39"/>
    </style:style>
    <style:style style:name="T116" style:family="text">
      <style:text-properties officeooo:rsid="00faf88f"/>
    </style:style>
    <style:style style:name="T117" style:family="text">
      <style:text-properties officeooo:rsid="00fe8292"/>
    </style:style>
    <style:style style:name="T118" style:family="text">
      <style:text-properties officeooo:rsid="01000872"/>
    </style:style>
    <style:style style:name="T119" style:family="text">
      <style:text-properties officeooo:rsid="01003fbb"/>
    </style:style>
    <style:style style:name="T120" style:family="text">
      <style:text-properties officeooo:rsid="0102181e"/>
    </style:style>
    <style:style style:name="T121" style:family="text">
      <style:text-properties officeooo:rsid="0106492b"/>
    </style:style>
    <style:style style:name="T122" style:family="text">
      <style:text-properties officeooo:rsid="010671d2"/>
    </style:style>
    <style:style style:name="T123" style:family="text">
      <style:text-properties officeooo:rsid="0108b5da"/>
    </style:style>
    <style:style style:name="T124" style:family="text">
      <style:text-properties officeooo:rsid="010dc94f"/>
    </style:style>
    <style:style style:name="T125" style:family="text">
      <style:text-properties officeooo:rsid="010e9790"/>
    </style:style>
    <style:style style:name="T126" style:family="text">
      <style:text-properties officeooo:rsid="010f0733"/>
    </style:style>
    <style:style style:name="T127" style:family="text">
      <style:text-properties officeooo:rsid="010fd95f"/>
    </style:style>
    <style:style style:name="T128" style:family="text">
      <style:text-properties officeooo:rsid="01104727"/>
    </style:style>
    <style:style style:name="T129" style:family="text">
      <style:text-properties officeooo:rsid="0110c0fd"/>
    </style:style>
    <style:style style:name="T130" style:family="text">
      <style:text-properties officeooo:rsid="01112219"/>
    </style:style>
    <style:style style:name="T131" style:family="text">
      <style:text-properties officeooo:rsid="01124582"/>
    </style:style>
    <style:style style:name="T132" style:family="text">
      <style:text-properties officeooo:rsid="01135277"/>
    </style:style>
    <style:style style:name="T133" style:family="text">
      <style:text-properties officeooo:rsid="0115f66b"/>
    </style:style>
    <style:style style:name="T134" style:family="text">
      <style:text-properties officeooo:rsid="01172e00"/>
    </style:style>
    <style:style style:name="T135" style:family="text">
      <style:text-properties officeooo:rsid="01177365"/>
    </style:style>
    <style:style style:name="T136" style:family="text">
      <style:text-properties officeooo:rsid="011d6213"/>
    </style:style>
    <style:style style:name="T137" style:family="text">
      <style:text-properties officeooo:rsid="012050d0"/>
    </style:style>
    <style:style style:name="T138" style:family="text">
      <style:text-properties officeooo:rsid="0121dca7"/>
    </style:style>
    <style:style style:name="T139" style:family="text">
      <style:text-properties officeooo:rsid="012355b9"/>
    </style:style>
    <style:style style:name="T140" style:family="text">
      <style:text-properties officeooo:rsid="0124af97"/>
    </style:style>
    <style:style style:name="T141" style:family="text">
      <style:text-properties officeooo:rsid="01262eb9"/>
    </style:style>
    <style:style style:name="T142" style:family="text">
      <style:text-properties officeooo:rsid="01298caa"/>
    </style:style>
    <style:style style:name="T143" style:family="text">
      <style:text-properties officeooo:rsid="012bd3d8"/>
    </style:style>
    <style:style style:name="T144" style:family="text">
      <style:text-properties officeooo:rsid="012c0594"/>
    </style:style>
    <style:style style:name="T145" style:family="text">
      <style:text-properties officeooo:rsid="012ed6e6"/>
    </style:style>
    <style:style style:name="T146" style:family="text">
      <style:text-properties officeooo:rsid="012f865b"/>
    </style:style>
    <style:style style:name="T147" style:family="text">
      <style:text-properties officeooo:rsid="0133f8f2"/>
    </style:style>
    <style:style style:name="T148" style:family="text">
      <style:text-properties officeooo:rsid="0134f4b1"/>
    </style:style>
    <style:style style:name="T149" style:family="text">
      <style:text-properties officeooo:rsid="0137fa6b"/>
    </style:style>
    <style:style style:name="T150" style:family="text">
      <style:text-properties officeooo:rsid="013890e4"/>
    </style:style>
    <style:style style:name="T151" style:family="text">
      <style:text-properties officeooo:rsid="0139115b"/>
    </style:style>
    <style:style style:name="T152" style:family="text">
      <style:text-properties officeooo:rsid="013a39bb"/>
    </style:style>
    <style:style style:name="T153" style:family="text">
      <style:text-properties officeooo:rsid="013afec7"/>
    </style:style>
    <style:style style:name="T154" style:family="text">
      <style:text-properties officeooo:rsid="01424d0f"/>
    </style:style>
    <style:style style:name="T155" style:family="text">
      <style:text-properties officeooo:rsid="01444586"/>
    </style:style>
    <style:style style:name="T156" style:family="text">
      <style:text-properties officeooo:rsid="014a332f"/>
    </style:style>
    <style:style style:name="T157" style:family="text">
      <style:text-properties officeooo:rsid="014cb1a2"/>
    </style:style>
    <style:style style:name="T158" style:family="text">
      <style:text-properties officeooo:rsid="01513441"/>
    </style:style>
    <style:style style:name="T159" style:family="text">
      <style:text-properties officeooo:rsid="015a79ff"/>
    </style:style>
    <style:style style:name="T160" style:family="text">
      <style:text-properties officeooo:rsid="015b5613"/>
    </style:style>
    <style:style style:name="T161" style:family="text">
      <style:text-properties officeooo:rsid="015c6fb5"/>
    </style:style>
    <style:style style:name="T162" style:family="text">
      <style:text-properties officeooo:rsid="015d0b28"/>
    </style:style>
    <style:style style:name="T163" style:family="text">
      <style:text-properties officeooo:rsid="015da945"/>
    </style:style>
    <style:style style:name="T164" style:family="text">
      <style:text-properties officeooo:rsid="015f3f32"/>
    </style:style>
    <style:style style:name="T165" style:family="text">
      <style:text-properties officeooo:rsid="016148d5"/>
    </style:style>
    <style:style style:name="T166" style:family="text">
      <style:text-properties officeooo:rsid="0162a5ce"/>
    </style:style>
    <style:style style:name="T167" style:family="text">
      <style:text-properties officeooo:rsid="0163a544"/>
    </style:style>
    <style:style style:name="T168" style:family="text">
      <style:text-properties officeooo:rsid="0163ba80"/>
    </style:style>
    <style:style style:name="T169" style:family="text">
      <style:text-properties officeooo:rsid="01670236"/>
    </style:style>
    <style:style style:name="T170" style:family="text">
      <style:text-properties officeooo:rsid="0169c397"/>
    </style:style>
    <style:style style:name="T171" style:family="text">
      <style:text-properties officeooo:rsid="016a8987"/>
    </style:style>
    <style:style style:name="T172" style:family="text">
      <style:text-properties officeooo:rsid="016c70d2"/>
    </style:style>
    <style:style style:name="T173" style:family="text">
      <style:text-properties officeooo:rsid="016d5aa2"/>
    </style:style>
    <style:style style:name="T174" style:family="text">
      <style:text-properties officeooo:rsid="016e1807"/>
    </style:style>
    <style:style style:name="T175" style:family="text">
      <style:text-properties officeooo:rsid="016ef678"/>
    </style:style>
    <style:style style:name="T176" style:family="text">
      <style:text-properties officeooo:rsid="016f4887"/>
    </style:style>
    <style:style style:name="T177" style:family="text">
      <style:text-properties officeooo:rsid="0170b301"/>
    </style:style>
    <style:style style:name="T178" style:family="text">
      <style:text-properties officeooo:rsid="0170cc65"/>
    </style:style>
    <style:style style:name="T179" style:family="text">
      <style:text-properties officeooo:rsid="0174df17"/>
    </style:style>
    <style:style style:name="T180" style:family="text">
      <style:text-properties officeooo:rsid="0175ef95"/>
    </style:style>
    <style:style style:name="T181" style:family="text">
      <style:text-properties officeooo:rsid="017ddc4a"/>
    </style:style>
    <style:style style:name="T182" style:family="text">
      <style:text-properties officeooo:rsid="0180852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ELIER ICARE</text:p>
      <text:p text:style-name="URL-sous-titre">http://www.atelier-icare.net</text:p>
      <text:p text:style-name="P1"/>
      <text:p text:style-name="P1">CONDITIONS GÉNÉRALES D’UTILISATION</text:p>
      <text:p text:style-name="Standard"/>
      <text:h text:style-name="CGU_20_-_20_Niveau_20_1" text:outline-level="1">Généralités</text:h>
      <text:h text:style-name="CGU_20_-_20_Niveau_20_2" text:outline-level="2"><text:span text:style-name="T121">Concernant ces </text:span>CGU</text:h>
      <text:h text:style-name="CGU_20_-_20_Article" text:outline-level="3"><text:span text:style-name="T32">L</text:span>es présentes conditions générales d’utilisation (ci-après CGU) définissent les droits et obligations dans le cadre de l'utilisation des services de l’atelier ICARE (ci-après désigné par « Atelier Icare »<text:span text:style-name="T124"> ou « Atelier »</text:span>), du pédagogue <text:span text:style-name="T181">qui </text:span>divulgu<text:span text:style-name="T181">e </text:span>les cours et <text:span text:style-name="T181">accompagne </text:span>les projets <text:span text:style-name="T125">(</text:span>ci-après désigné <text:s/><text:span text:style-name="T127">par </text:span>« Le Pédagogue ») et d’autre part l'utilisateur de l’Atelier<text:span text:style-name="T126"> (</text:span>ci-après désigné <text:span text:style-name="T127">par </text:span>« Icarien(ne) »<text:span text:style-name="T126">)</text:span> en rapport avec le recours à nos services et aux autres services, applications, applications mobiles et fonctions proposés par l’Atelier Icare, sous réserve qu'aucune autre disposition n'ait été expressément définie par <text:span text:style-name="T182">l’Atelier.</text:span></text:h>
      <text:h text:style-name="P14" text:outline-level="3">Seules les présentes CGU s'appliquent. Toute disposition de l’Icarien contraire ou différant des présentes CGU ne pourra en aucun cas être réputée reconnue, sauf si nous en avons expressément reconnu la validité par écrit. Les présentes CGU s'appliquent aussi lorsque nous fournissons sans réserve des services à l'Icarien tout en ayant connaissance des conditions contraires ou divergentes de celui-ci.</text:h>
      <text:h text:style-name="CGU_20_-_20_Article" text:outline-level="3">À tout moment, l'Icarien(ne) a la faculté d'imprimer les présentes CGU (texte du contrat). Pour ce faire, l’Icarien(ne) peut utiliser la fonction impression de son navigateur<text:span text:style-name="T33">.</text:span></text:h>
      <text:h text:style-name="CGU_20_-_20_Niveau_20_2" text:outline-level="2">Validité du contrat</text:h>
      <text:h text:style-name="CGU_20_-_20_Article" text:outline-level="3"><text:span text:style-name="T33">S</text:span>auf stipulation particulière, un contrat n'entre en vigueur que lorsque la candidature de l’Icarien(ne) a été acceptée. La candidature n’est acceptée qu’à partir du moment où l’administration de l’Atelier Icare le confirme par e-mail<text:span text:style-name="T33">.</text:span></text:h>
      <text:h text:style-name="CGU_20_-_20_Article" text:outline-level="3"><text:span text:style-name="T34">Seules peuven</text:span>t s'inscrire à l’Atelier Icare <text:span text:style-name="T34">les </text:span>personne<text:span text:style-name="T34">s</text:span> âgée<text:span text:style-name="T34">s</text:span> d'au moins 16 ans révolus. Les mineurs n'ont le droit de s'inscrire qu'avec l'accord de leurs représentants légaux (p.ex. leurs parents). Dans des cas particuliers, l’Atelier Icare se réserve le droit de demander à l'Icarien(ne) de fournir la preuve de ce consentement<text:span text:style-name="T34">.</text:span></text:h>
      <text:h text:style-name="P55" text:outline-level="3">Un contrat tacite est passé entre l’Icarien(en) et l’Atelier qui conclut que l’Icarien(ne) demeure à vie (*) un « icarien » ou une « icarienne », ce qui <text:soft-page-break/>inclut : que l’Icarien(ne) possè<text:span text:style-name="T123">de à vie son bureau complet sur le site de l’Atelier Icare tant que celui-ci existe, qu’il continue de jouir d’un libre accès à tous les outils gratuits existants lors de son activité ou mis en place après son activité, qu’il continue de pouvoir définir librement le partage de ses documents sur le Quai des docs (cf. plus bas)</text:span>, <text:span text:style-name="T123">qu’il peut entrer en contact avec tout(e) autre icarien (ne) dans la mesure de son accessibilité.                                                                                                  </text:span>(*) sous réserve que son comportement n’entraine sa radiation.</text:h>
      <text:h text:style-name="P53" text:outline-level="3"><text:span text:style-name="T1">Résiliation</text:span>. L’Icarien(ne) peut à tout moment demander la résiliation pure et simple de son contrat passé tacitement avec l’Atelier. Les informations personnelles, le bureau ainsi que tous les documents originaux produits par l’Icarien(ne) seront alors détruits, notamment du Quai des docs. Seuls pourront être conservés, par le Pédagogue, les commentaires qu’il aura émis sur ces documents.</text:h>
      <text:h text:style-name="P6" text:outline-level="2">Services de l’Atelier Icare</text:h>
      <text:h text:style-name="P15" text:outline-level="3"><text:span text:style-name="T35">L</text:span>’Atelier <text:span text:style-name="T41">Icare </text:span>offre un service d’apprentissage de la narration et <text:span text:style-name="T36">un service </text:span>d’accompagnement de projet d’écriture (écrit ou diffusé) à la disposition des auteurs professionnels ou amateurs, subsistant ou non de leur activité d’écriture. </text:h>
      <text:h text:style-name="P15" text:outline-level="3">Ce service <text:span text:style-name="T37">ouvre </text:span>un compte icarien (compte Icare). Ce compte permet à<text:span text:style-name="T38"> l’Icarien(ne)</text:span> de suivre successivement un ou plusieurs modules<text:span text:style-name="T38"> pédagogiques (</text:span>ci-après <text:span text:style-name="T128">désigné par</text:span> « <text:span text:style-name="T39">M</text:span>odule »<text:span text:style-name="T128"> ou « Modules »)</text:span>. <text:span text:style-name="T40">Ces modules </text:span>permet<text:span text:style-name="T40">tent</text:span> à l’Icarien(ne) d’apprendre la dramaturgie sur la base d’exercices originaux ou d’être suivi dans son travail d’écriture sur un projet personnel, roman et ouvrage littéraire de tout type<text:span text:style-name="T129"> (cf. ci-dessous)</text:span>.</text:h>
      <text:h text:style-name="CGU_20_-_20_Article" text:outline-level="3"><text:span text:style-name="T54">Les différents modules proposés à L</text:span>’Atelier<text:span text:style-name="T41"> sont </text:span>présentés<text:span text:style-name="T55"> de façon détaillée</text:span> sur la <text:a xlink:type="simple" xlink:href="http://www.atelier-icare.net/modules" office:target-frame-name="_self" xlink:show="replace" text:style-name="Internet_20_link" text:visited-style-name="Visited_20_Internet_20_Link">page de présentation et de commande des modules d'apprentisssag</text:a><text:a xlink:type="simple" xlink:href="http://www.atelier-icare.net/modules" office:target-frame-name="_self" xlink:show="replace" text:style-name="Internet_20_link" text:visited-style-name="Visited_20_Internet_20_Link"><text:span text:style-name="T56">e et d'accompagnement</text:span></text:a>.</text:h>
      <text:h text:style-name="CGU_20_-_20_Article" text:outline-level="3">En outre, l’Atelier met à la disposition <text:span text:style-name="T42">de l’</text:span>Icarien(ne) des outils gratuits en ligne tels qu’un éditeur de facture d’auteur, des vidéos d’apprentissage et autres tutoriels, un calculateur de structure ainsi qu’un accès libre aux archives des anciens documents produits au sein de l’Atelier.</text:h>
      <text:h text:style-name="CGU_20_-_20_Article" text:outline-level="3">Tous les services gratuits mis à disposition par l’Atelier peuvent être interrompus à n'importe quel moment, sans que l’Icarien(ne) ne puisse réclamer la poursuite des-dits services.</text:h>
      <text:h text:style-name="P16" text:outline-level="3">Dès son dépôt du dossier de candidature, l’Icarien se voit <text:span text:style-name="T57">attribué </text:span>un bureau de travail <text:span text:style-name="T130">(</text:span>ci-après désigné par « Bureau »<text:span text:style-name="T130">)</text:span> d’où il peut exécuter toutes les tâches <text:span text:style-name="T131">découlant</text:span> <text:span text:style-name="T131">des</text:span> différents services : lecture du travail à effectuer<text:span text:style-name="T58"> ou des notifications</text:span>, échéances, informations sur le module, <text:span text:style-name="T132">téléversement des documents de travail</text:span>, <text:span text:style-name="T132">téléchargement des commentaires, téléchargement des documents du Quai des docs, </text:span><text:soft-page-break/>historiques de travail, accès aux outils gratuits, etc. En cas de refus<text:span text:style-name="T133"> de la candidature</text:span>, le Bureau <text:span text:style-name="T53">de l’Icarien </text:span>sera <text:span text:style-name="T53">automatiquement </text:span>détruit.</text:h>
      <text:h text:style-name="CGU_20_-_20_Niveau_20_1" text:outline-level="1">Modules</text:h>
      <text:h text:style-name="CGU_20_-_20_Niveau_20_2" text:outline-level="2">Types de module</text:h>
      <text:h text:style-name="P17" text:outline-level="3">On distingue deux types de Modules, <text:span text:style-name="T134">différents </text:span>dans leur nature comme dans leur fonction<text:span text:style-name="T59"> ou leur fonctionnement</text:span> :<text:span text:style-name="T44"> les modules d’</text:span><text:span text:style-name="T30">apprentissage</text:span><text:span text:style-name="T44"> et les modules d’</text:span><text:span text:style-name="T30">accompagnement</text:span><text:span text:style-name="T44">.</text:span></text:h>
      <text:h text:style-name="P56" text:outline-level="3">Le<text:span text:style-name="T44">s</text:span> module<text:span text:style-name="T44">s</text:span> d’<text:span text:style-name="T29">apprentissage</text:span> <text:span text:style-name="T44">p</text:span>ermet<text:span text:style-name="T44">tent</text:span> à l’<text:span text:style-name="T44">Icarien(ne), par le biais d’exercices originaux, </text:span>d’apprendre la dramaturgie, la narration, l’écriture sous toutes ses formes, <text:span text:style-name="T44">de façon théorique comme pratique, afin</text:span> de se familiariser avec <text:span text:style-name="T45">tous les </text:span>éléments du récit tels que la structure, les personnages, les objectifs<text:span text:style-name="T135">, </text:span>les documents de travail<text:span text:style-name="T135">, la thématique, etc</text:span>.</text:h>
      <text:h text:style-name="P17" text:outline-level="3">Le<text:span text:style-name="T44">s</text:span> module<text:span text:style-name="T44">s</text:span> d’accompagnement<text:span text:style-name="T44"> (suivis de projet, coachings)</text:span> <text:span text:style-name="T44">p</text:span>ermet<text:span text:style-name="T44">tent</text:span> à l’Auteur d’être accompagné dans le développement d’un projet personnel, le plus souvent une idée originale<text:span text:style-name="T44">, ou dans la préparation d’un concours ou d’une école d’écriture (CEEA, Master de scénario, etc.)</text:span>.</text:h>
      <text:h text:style-name="P18" text:outline-level="3">La nature du travail de l’Icarien(ne)<text:span text:style-name="T60">,</text:span> mais aussi du Pédagogue<text:span text:style-name="T60"> </text:span>est <text:span text:style-name="T60">de </text:span>nature très différente<text:span text:style-name="T60"> dans ces deux types de Module, comme il en sera fait état dans les sections 2.2 et 2.3</text:span>.</text:h>
      <text:h text:style-name="P19" text:outline-level="3"><text:span text:style-name="T1">Nombre de modules</text:span>. L’Icarien(ne) ne peut suivre qu’un seul module à la fois. Il/elle peut en revanche suivre successivement autant de Modules qu’il/elle le désire pour compléter sa formation.<text:span text:style-name="T96"> Dans certains cas exceptionnels, le Pédagogue peut néanmoins autoriser l’Icarien(ne) à entreprendre plusieurs Modules simultanément, quels que soient leur nature (apprentissage ou accompagnement). L’Icarien(ne) devra alors s’inscrire sous un autre pseudonyme pour suivre le Module simultané.</text:span></text:h>
      <text:h text:style-name="P54" text:outline-level="3"><text:span text:style-name="T1">Utilisation pour la collection « La Narration »</text:span>. L’Icarien(ne), sauf demande expresse, autorise le Pédagogue a se servir à titre d’exemple pour la collection « La Narration » d’un extrait<text:span text:style-name="T112"> ou de la totalité</text:span> <text:span text:style-name="T112">de tout </text:span>exercice produit dans les É<text:span text:style-name="T113">tapes des </text:span>modules d’apprentissage. <text:span text:style-name="T113">En revanche, p</text:span>our les projets personnels développés <text:span text:style-name="T113">au cours </text:span>des modules d’accompagnement<text:span text:style-name="T113"> ou des modules de coaching</text:span>, le Pédagogue devra faire la demande é<text:span text:style-name="T115">crite </text:span>de l’utilisation d’extraits tirés des projets, en indiquant clairement<text:span text:style-name="T136">, le document original,</text:span> la <text:span text:style-name="T114">nature et l’étendu des extraits utilisés, ainsi que leur destination (ouvrage de la collection, travail de l’Atelier, etc.)</text:span>.<text:span text:style-name="T116"> Le Pédagogue, avant toute utilisation effective, devra s’assurer de recevoir l’accord de l’Auteur par mail ou par courrier stipulant clairement les extraits utilisés.</text:span></text:h>
      <text:h text:style-name="P47" text:outline-level="3"><text:soft-page-break/>Il est expressément interdit à l’Icarien(ne) de copier<text:span text:style-name="T119">, diffuser ou faire usage à ses propres fins ou à fins d’autrui du </text:span>contenu <text:span text:style-name="T97">de toute</text:span> Étape de travail<text:span text:style-name="T120">, que ce soit le titre, l’objectif, la description ou toute autre partie, sous peine de se voir instantanément radié de l’Atelier</text:span>.</text:h>
      <text:h text:style-name="P7" text:outline-level="2">Modules d’apprentissage</text:h>
      <text:h text:style-name="P57" text:outline-level="3">Le travail de l’Icarien(ne), dans ces modules, consiste à réaliser des exercices lui permettant d’acquérir une compétence définie par l’intitulé du Module<text:span text:style-name="T137"> (« module Structure », « module Personnages », etc.)</text:span>. En parallèle de ces exercices, des pages de cours lui sont soumises à lecture<text:span text:style-name="T138">, tirées principalement de la collection « La Narration »,</text:span> <text:span text:style-name="T140">afin</text:span> qu’il acquiert <text:s/>l’aspect théorique<text:span text:style-name="T139"> de la connaissance</text:span>. </text:h>
      <text:h text:style-name="P20" text:outline-level="3">La nature du travail du Pédagogue dans les modules d’apprentissage est essentiellement un travail de transmission du savoir et de correction.<text:span text:style-name="T141"> En aucun cas il ne peut être assimilé à du travail de coautoriat.</text:span></text:h>
      <text:h text:style-name="P22" text:outline-level="3"><text:span text:style-name="T15">Choix du module</text:span><text:span text:style-name="T93">. </text:span>Le premier Module d’apprentissage est choisi d’un commun accord entre le Pédagogue et l’aspirant Icarien(ne) <text:span text:style-name="T142">lors de la</text:span> validation de la candidature. Les éventuels Modules d’apprentissage ou d’accompagnement suivants pourront être librement choisis par l’Icarien dans la limite des disponibilités de l’Atelier<text:span text:style-name="T49">, avec, si l’Icarien(en) le demande, validation de ce choix par le Pédagogue</text:span>.</text:h>
      <text:h text:style-name="P23" text:outline-level="3"><text:span text:style-name="T15">Durée du module</text:span><text:span text:style-name="T93">. </text:span>Les Modules d’apprentissage sont définis pour une durée déterminée de deux mois (2 mois), mais, l’Icarien étant libre de définir ses échéances de travail, la durée peut augmenter de façon exponentielle. Aucun paiement supplémentaire ne sera exigé en cas d’allongement de la durée initiale du Module. Cette durée de 2 mois <text:span text:style-name="T50">représente </text:span>de 8 (huit) à 12 (douze) échanges sur chaque exercice<text:span text:style-name="T50"> proposé</text:span>.</text:h>
      <text:h text:style-name="P24" text:outline-level="3"><text:span text:style-name="T1">É</text:span><text:span text:style-name="T16">tapes de travail</text:span><text:span text:style-name="T94">. </text:span>Les Modules sont constitués d’étapes de travail <text:span text:style-name="T143">(</text:span>ci-<text:span text:style-name="T51">après désignées par </text:span>« Étapes »<text:span text:style-name="T143">) </text:span>qui <text:span text:style-name="T144">dépendent des </text:span>besoins spécifiques de chaque Icarien(ne). Ainsi, deux Icarien(ne)s suivant le même module peuvent passer par des Étapes de travail radicalement différentes.<text:span text:style-name="T144"> C’est le Pédagogue qui décide des Étapes successives à accomplir, mais l’Icarien(ne) est libre d’en suggérer de nouvelles le cas échéant. En dernier ressort, le Pédagogue reste libre d’accéder à la requête de l’Icarien(ne) ou de la repousser en motivant sa décision par mail.</text:span></text:h>
      <text:h text:style-name="P25" text:outline-level="3">Chaque Étape de travail<text:span text:style-name="T145"> est définie au minimum par un intitulé, un objectif, et un contenu détaillé. Elle </text:span>s’achève <text:span text:style-name="T146">toujours </text:span>sur la production d’un Document de travail <text:span text:style-name="T146">(</text:span>ci-après désigné par « Document » ou « Document de travail »<text:span text:style-name="T146">) que le Pédagogue se doit de commenter dans un délai raisonnable défini en fonction de la longueur et de la difficulté propre au Document</text:span>.</text:h>
      <text:h text:style-name="P26" text:outline-level="3"><text:soft-page-break/><text:span text:style-name="T17">Paiement</text:span><text:span text:style-name="T18"> du module</text:span><text:span text:style-name="T95">. </text:span>Le paiement d’un module d’apprentissage se fait en une seule fois, une quinzaine de jours après le début du module<text:span text:style-name="T46">, conformément au tarif en vigueur au moment de la candidature</text:span>. <text:span text:style-name="T47">Le</text:span> délai <text:span text:style-name="T47">de quinze jours </text:span>permet à l’Auteur de renoncer à l’Atelier ou au Pédagogue de refuser la poursuite du Module <text:span text:style-name="T47">lorsque des incompatibilités manifestes se font jour</text:span>.<text:span text:style-name="T47"> On peut alors, de part et d’autre et sans nécessité d’un commun accord, interrompre le module sans demande d’aucun paiement d’aucune espèce.</text:span></text:h>
      <text:h text:style-name="P27" text:outline-level="3">En revanche, lorsque le Module est enclenché et payé, toute interruption volontaire de l’Icarien(ne) ne peut entrainer quelconque remboursement que ce soit, total ou partiel. </text:h>
      <text:h text:style-name="P28" text:outline-level="3">Sauf cas de force majeure motivée, le Pédagogue quant à lui ne peut <text:span text:style-name="T48">pas mettre un terme à </text:span>un Module d’apprentissage payé<text:span text:style-name="T48"> et s’engage à poursuivre avec professionnalisme et éthique pédagogique le travail engagé</text:span>.</text:h>
      <text:h text:style-name="P7" text:outline-level="2">Modules d’accompagnement</text:h>
      <text:h text:style-name="P21" text:outline-level="3">Les modules d’accompagnement et de coaching consiste<text:span text:style-name="T43">nt</text:span> en un travail d’accompagnement de l’écriture sur un projet personnel <text:span text:style-name="T147">(</text:span>désigné ci-<text:span text:style-name="T147">après </text:span>par « Ouvrage » ou « Projet »<text:span text:style-name="T147">) </text:span>de <text:span text:style-name="T148">l’Icarien(en) (désigné ci-après également par l’« Auteur »)</text:span>.<text:span text:style-name="T61"> Ce travail consiste, en général, à la production d’une version 2 d’un scénario de film ou d’un manuscrit de roman. Il peut consister également, par les modules de coaching, à la préparation intensive d’un concours d’écriture ou l’affinement d’un dossier (dossier de présentation de projet, dossier de demande de subvention, dossier dit « CNC », concours d’écriture, présentation à un producteur, etc.).</text:span></text:h>
      <text:h text:style-name="P29" text:outline-level="3"><text:span text:style-name="T22">Types de projets</text:span><text:span text:style-name="T109">. </text:span>Ces modules d’accompagnement permettent de développer des scénarios de court et long métrage, des manuscrits de roman, des scénarios de bande-dessinées, des bibles de séries, des nouvelles<text:span text:style-name="T149">,</text:span> <text:span text:style-name="T149">des pièces de théâtre, des pièces radiophoniques, des spectacles pour la scène, </text:span>des animes<text:span text:style-name="T149"> ou tout autre support développant un récit</text:span>.</text:h>
      <text:h text:style-name="P51" text:outline-level="3"><text:span text:style-name="T1">Originalité des projets</text:span>. L’Icarien(ne) qui suit un module d’accompagnement (ou le module coaching) certifie implicitement que <text:span text:style-name="T149">son P</text:span>rojet est un projet personnel et original dont il détient les droits ou dont il détient l’autorisation de développement émanant des auteurs originaux. Tout<text:span text:style-name="T110">e</text:span> infraction à cette règle constatée conduira à la radiation immédiate de l’Icarien(ne) et à la destruction de tous les documents qu’il/elle aura<text:span text:style-name="T149">it</text:span> pu produire, notamment <text:span text:style-name="T149">sur</text:span> le Quai des docs.</text:h>
      <text:h text:style-name="P51" text:outline-level="3"><text:span text:style-name="T23">Adaptation</text:span><text:span text:style-name="T110">. En revanche, en cas d’adaptation (d’un roman, d’une bande dessinée, …), l’Icarien(ne) peut développer son projet sans détenir préalablement l’accord des auteurs ou des ayant-droits de l’ouvrage de </text:span><text:soft-page-break/><text:span text:style-name="T110">référence. Cet accord, néanmoins, sera impérativement à obtenir en cas de diffusion d’extraits importants dans les documents de travail ou en cas de diffusion des documents à l’extérieur de l’Atelier.</text:span></text:h>
      <text:h text:style-name="P30" text:outline-level="3"><text:span text:style-name="T1">É</text:span><text:span text:style-name="T7">tapes de travail</text:span><text:span text:style-name="T28">. </text:span><text:span text:style-name="T27">Comme</text:span> les modules d’apprentissage, les modules d’accompagnement sont constitués d’Étapes qui peuvent varier considérablement en fonction du type du projet, de son développement, et du niveau de l’Icarien. Dans tous les cas, la souplesse du système <text:span text:style-name="T150">de l’Atelier </text:span>permet d<text:span text:style-name="T151">e s’</text:span>adapter à tous les projets et tous les auteur(e)s.</text:h>
      <text:h text:style-name="P31" text:outline-level="3"><text:span text:style-name="T8">Paiement</text:span><text:span text:style-name="T81">. </text:span>Le paiement de ces modules est mensuel, contrairement aux modules d’apprentissage.<text:span text:style-name="T62"> Le paiement se fait par Paypal ou par Carte Bleue.</text:span></text:h>
      <text:h text:style-name="P32" text:outline-level="3">L’Atelier axant ses priorités sur la convivialité et d’adaptation, aucune mesure sanctionnante n’est prise en cas de retard de paiement. L’Icarien(ne) dispose d’une certaine souplesse et d’un certain temps pour honorer ses paiements<text:span text:style-name="T152">. L’Icarien(ne) peut, le cas échéant, informer l’administration de l’Atelier de ses difficultés financières passagères, qui seront toujours prises en compte</text:span>. <text:span text:style-name="T153">I</text:span>l faut noter qu’un retard ne repoussera pas d’autant la date de prochaine échéance. Les paiements, en temps normal, se font tous les 31 (trente-et-un) jours<text:span text:style-name="T63"> à partir de la date du premier paiement</text:span>.</text:h>
      <text:h text:style-name="P33" text:outline-level="3"><text:span text:style-name="T3">Jours gratuits</text:span><text:span text:style-name="T67">. </text:span>Des « jours gratuits » peuvent occasionnellement être <text:span text:style-name="T66">accordés</text:span> par l’administration de l’Atelier ou le Pédagogue.<text:span text:style-name="T52"> Ces jours gratuits repoussent d’autant la date de prochaine échéance de paiement et son en général accordés en cas de vacances courtes, de déménagement, etc. En aucun cas ces jours gratuits ne devront être considérés comme un acquis redevable dans l’avenir pour une circonstance identique. Ils ne peuvent qu’être accordés au cas par cas par l’administration ou le Pédagogue.</text:span></text:h>
      <text:h text:style-name="CGU_20_-_20_Article" text:outline-level="3"><text:span text:style-name="T4">Nature de l’accompagnement</text:span><text:span text:style-name="T68">. </text:span>Dans ces modules d’accompagnement, la nature de l’accompagnement <text:span text:style-name="T101">relève en totalité du co-autoriat (de la co-écriture)</text:span>, <text:span text:style-name="T101">dans la mesure</text:span> <text:span text:style-name="T101">où </text:span>le Pédagogue est <text:span text:style-name="T101">conduit </text:span>à produire : l’émission d’avis<text:span text:style-name="T101">, l’émission de jugements</text:span> de valeur, la proposition de pistes <text:span text:style-name="T101">de développements </text:span>concrètes<text:span text:style-name="T101">, la suggestion concrète</text:span> de modifications, <text:span text:style-name="T101">ainsi que </text:span>la proposition et la mise en application <text:span text:style-name="T103">concrètes </text:span>d’idées<text:span text:style-name="T102"> et de traitements (*) sur un projet de création original.                     (*) Sauf refus expresse de </text:span>l’Auteur.</text:h>
      <text:h text:style-name="P49" text:outline-level="3"><text:span text:style-name="T5">Mention de </text:span><text:span text:style-name="T9">la </text:span><text:span text:style-name="T5">co</text:span><text:span text:style-name="T25">-</text:span><text:span text:style-name="T5">écriture</text:span><text:span text:style-name="T69">. Cependant, e</text:span>n aucun cas<text:span text:style-name="T70"> et d’aucune manière</text:span> l’Auteur ne sera tenu de faire mention de cette co<text:span text:style-name="T154">-</text:span>écriture, que ce soit <text:span text:style-name="T154">sur</text:span> les documents produits (scénario<text:span text:style-name="T71">, manuscrit</text:span>),<text:span text:style-name="T71"> dans l’œuvre réalisée </text:span>(<text:span text:style-name="T71">film, roman ou BD publié, etc.</text:span>) ou dans la publicité <text:span text:style-name="T104">que l’Icarien(ne) </text:span>pourrait faire de <text:span text:style-name="T72">son O</text:span>uvrage<text:span text:style-name="T154"> (émission de radio, de télévision, interviews, etc.)</text:span>. De la même manière, en aucun cas ce travail de co<text:span text:style-name="T154">-</text:span>écriture ne pourra <text:soft-page-break/><text:span text:style-name="T73">prétendre à </text:span>quelconque pourcentage sur les droits d’auteurs générés par la vente<text:span text:style-name="T155"> ou </text:span>la diffusion de l’<text:span text:style-name="T74">O</text:span>uvrage<text:span text:style-name="T155">,</text:span> ou <text:span text:style-name="T155">tout </text:span>autre revenu <text:bookmark-start text:name="__DdeLink__2_1226772605"/>afférent<text:bookmark-end text:name="__DdeLink__2_1226772605"/>.<text:span text:style-name="T104"> Les seuls droits d’auteur que le Pédagogue perçoit sont liés aux mensualités versées pour le module d’accompagnement (suivis de projet en rythme normal ou intensif) ou le forfait fixe en cas de module à durée déterminée (modules coaching).</text:span></text:h>
      <text:h text:style-name="P34" text:outline-level="3">Seul l’auteur peut décider, de son plein droit<text:span text:style-name="T76"> et de sa pleine responsabilité, après accord du Pédagogue</text:span>, de <text:span text:style-name="T156">faire </text:span>mention<text:span text:style-name="T156"> de</text:span> <text:span text:style-name="T75">cette</text:span> co<text:span text:style-name="T156">-</text:span>écriture<text:span text:style-name="T75"> sur une couverture de livre ou dans un générique, en fonction de ce que l’Auteur jugera honnête par rapport au travail d’accompagnement fourni. Le Pédagogue, après son accord, pourra alors être adjoint à la liste des auteurs de l’Ouvrage.</text:span></text:h>
      <text:h text:style-name="P58" text:outline-level="3"><text:span text:style-name="T2">Mention de l’atelier</text:span><text:span text:style-name="T64">. Cependant, d</text:span>ans le cas d’un film (scénario) qui serait réalisé<text:span text:style-name="T105">,</text:span> le générique devra mentionner expressément le développement au sein de l’Atelier Icare par <text:span text:style-name="T77">l’indication suivante</text:span>, dans le générique de fin :</text:h>
      <text:h text:style-name="P58" text:outline-level="3" text:is-list-header="true">« <text:span text:style-name="T78">Le s</text:span>cénari<text:span text:style-name="T78">o de ce [film] a été </text:span>développé au sein de l’Atelier Icare (http://www.atelier-icare.net) »<text:span text:style-name="T65">.</text:span></text:h>
      <text:h text:style-name="P58" text:outline-level="3" text:is-list-header="true">Pour un roman ou tout autre ouvrage imprimé<text:span text:style-name="T79"> et publié</text:span>, <text:span text:style-name="T157">il conviendra d’ajouter dans les premières pages </text:span>la mention <text:span text:style-name="T157">suivante</text:span> :</text:h>
      <text:h text:style-name="P58" text:outline-level="3" text:is-list-header="true">« Texte développé au sein de l’Atelier Icare – http://www.atelier-icare.net. »</text:h>
      <text:h text:style-name="P35" text:outline-level="3"><text:span text:style-name="T6">Mise en pause</text:span><text:span text:style-name="T80">. </text:span>Les Modules d’apprentissage peuvent être mis en pause sur simple demande de l’Icarien(ne). La mise en pause du Module interrompt aussitôt le paiement des mensualités. Le Module peut être sorti de sa pause par l’Icarien(ne) lui-même, par simple pression sur un bouton interactif placé <text:span text:style-name="T158">dans</text:span> son bureau.</text:h>
      <text:h text:style-name="CGU_20_-_20_Niveau_20_1" text:outline-level="1">Pai<text:span text:style-name="T31">e</text:span>ment</text:h>
      <text:h text:style-name="P50" text:outline-level="3"><text:span text:style-name="T111">Pour le détail des paiements, se rapporter aux parties dédiées à cette question dans les deux types de modules précédants.</text:span></text:h>
      <text:h text:style-name="P52" text:outline-level="3"><text:span text:style-name="T21">Prestataire de paiement</text:span><text:span text:style-name="T107">. L’Atelier traite tous les paiements par l’intermédiaire du prestataire de service de paiement externe Paypal (ci-après désigné par « Prestataire »). L’Icarien déclare </text:span>accepter le fait que <text:span text:style-name="T107">l’Atelier </text:span>ne reçoit que les paiements provenant d<text:span text:style-name="T107">u P</text:span>restataire ou que le <text:span text:style-name="T107">P</text:span>restataire<text:span text:style-name="T107"> est </text:span>autorisé à prélever les montants correspondants. Dans le cas d'un virement, le paiement doit être adressé au <text:span text:style-name="T107">P</text:span>restataire mentionné dans le processus de paiement.</text:h>
      <text:h text:style-name="P52" text:outline-level="3">Les paiements sont effectués en EUR.</text:h>
      <text:h text:style-name="P52" text:outline-level="3"><text:span text:style-name="T1">Rejet de débit</text:span><text:span text:style-name="T108">. </text:span>Si un rejet de débit devait survenir du côté de <text:span text:style-name="T108">l’Icarien(ne) </text:span>lors d’un paiement, <text:span text:style-name="T108">l’Atelier se </text:span>réserv<text:span text:style-name="T108">e</text:span> le droit de bloquer <text:span text:style-name="T108">le Compte de </text:span><text:soft-page-break/><text:span text:style-name="T108">l’Icarien(en) </text:span>et/ou de mettre fin à<text:span text:style-name="T108"> l’accompagnement ou l’apprentissage dans l’attente de la résolution du problème</text:span>.</text:h>
      <text:h text:style-name="P3" text:outline-level="1">Quai des documents</text:h>
      <text:h text:style-name="P8" text:outline-level="2">Généralités</text:h>
      <text:h text:style-name="P36" text:outline-level="3">Le Quai des documents <text:span text:style-name="T159">(ci-après désigné par « Quai-des-docs ») </text:span>consiste en une archive contenant l’ensemble des documents<text:span text:style-name="T159"> de travail</text:span> produits au sein de l’Atelier par les Icarien(ne)s<text:span text:style-name="T159"> au cours des Étapes suivies</text:span>, que ce <text:span text:style-name="T159">soit </text:span>dans les modules d’apprentissage comme au cours des modules d’accompagnement. <text:span text:style-name="T159">Ce Quai-des-docs </text:span>constitue une source inépuisable de modèle et de leçons concrètes à la disposition <text:span text:style-name="T159">gratuite </text:span>de l’Icarien(ne).</text:h>
      <text:h text:style-name="P37" text:outline-level="3"><text:span text:style-name="T10">Original et document commenté</text:span><text:span text:style-name="T85">. Dans le Quai-des-docs, c</text:span>haque <text:span text:style-name="T160">D</text:span>ocument se trouve dans deux formes : le document original, tel que transmis au Pédagogue<text:span text:style-name="T160"> par l’Icarien(ne)</text:span>, et le document commentés, contenant les commentaires du Pédagogue après lecture et étude soigneuse<text:span text:style-name="T161"> du document original</text:span>.</text:h>
      <text:h text:style-name="P36" text:outline-level="3"><text:span text:style-name="T1">Restrictions</text:span>. Seuls les documents partagés par leur<text:span text:style-name="T162">s</text:span> auteur<text:span text:style-name="T162">s respectifs </text:span>peuvent être accessibles par l’Icarien(ne)<text:span text:style-name="T162"> dans le Quai-des-docs</text:span> — dans les limites <text:span text:style-name="T82">définies ci-après</text:span>.<text:span text:style-name="T162"> </text:span>Seul un Icarien qui n’est pas à l’essai peut avoir accès à <text:span text:style-name="T163">tous l</text:span>es <text:span text:style-name="T163">D</text:span>ocuments<text:span text:style-name="T163"> partagés dans le Quai-des-docs, original ou commenté</text:span>. Un(e) Icarien(ne) à l’essai ne peut avoir accès qu’à une limite de 5 (cinq) <text:span text:style-name="T164">D</text:span>ocuments<text:span text:style-name="T164">, original ou commenté.</text:span> </text:h>
      <text:h text:style-name="P9" text:outline-level="2">Confidentialité</text:h>
      <text:h text:style-name="P38" text:outline-level="3"><text:span text:style-name="T83">L’</text:span>Icarien(ne) s’engage à ne <text:span text:style-name="T83">jamais </text:span>faire sortir <text:span text:style-name="T166">du </text:span>cadre privé les <text:span text:style-name="T165">D</text:span>ocuments <text:span text:style-name="T83">qu’il/elle chargera du Quai-des-docs sauf lorsqu’il/elle en est lui/elle-même l’auteur(e) ou qu’il détient l’autorisation expresse de son auteur. Cette autorisation doit au minimum avoir fait l’objet d’un mèl.</text:span></text:h>
      <text:h text:style-name="P39" text:outline-level="3"><text:span text:style-name="T11">Respect des idées</text:span><text:span text:style-name="T87">. </text:span>L’Icarien(en) s’engage à ne jamais faire usage à son propre profit des idées <text:span text:style-name="T86">traitées</text:span> ou non <text:span text:style-name="T86">qui sont développées ou </text:span>présenté<text:span text:style-name="T86">es</text:span> dans un document téléchargé, sauf agrément expresse de l’Auteur <text:span text:style-name="T167">de la-dite idée</text:span>.</text:h>
      <text:h text:style-name="P9" text:outline-level="2">Partage</text:h>
      <text:h text:style-name="P59" text:outline-level="3"><text:span text:style-name="T84">L’</text:span>Icarien<text:span text:style-name="T84">(ne)</text:span> est <text:span text:style-name="T84">pleinement </text:span>propriétaire des droits concernant ses <text:span text:style-name="T168">D</text:span>ocument<text:span text:style-name="T168">s. En l’occurrence, L’Icarien(ne) décide de son plein gré et en toute connaissance de cause, de partager ou non son Document original ou son Document commenté. À tout moment il a la possibilité de modifier sa décision en rejoignant simplement la section du Quai-des-docs sur le site de l’Atelier et en utilisant les moyens interactifs mis à sa disposition.</text:span></text:h>
      <text:h text:style-name="P40" text:outline-level="3"><text:soft-page-break/><text:span text:style-name="T12">Partage restreint</text:span><text:span text:style-name="T88">. Une ré</text:span>serve est faite pour les <text:span text:style-name="T169">D</text:span>ocuments <text:span text:style-name="T89">commentés, </text:span>lorsque le Pédagogue juge raisonnable<text:span text:style-name="T88"> qu’ils soient partagés </text:span>eu égard à la <text:span text:style-name="T88">pertinence </text:span>et<text:span text:style-name="T88">/ou</text:span> la quantité de commentaires<text:span text:style-name="T89"> émis par lui. Dans ce cas, le Document peut être mis d’office </text:span>en lecture<text:span text:style-name="T89">, mais seulement</text:span> <text:span text:style-name="T88">dans l’Étape où il a été produit, et pour l’Icarien(ne) suivant cette Étape, </text:span>quand bien même <text:span text:style-name="T88">le Document original ou le Document commenté n’auraient fait l’objet d’aucun partage. Ainsi, seul(e)s les Icarien(ne)s passant par l’Étape donnée peuvent avoir accès au seul Document commenté produit par l’Icarien(ne) et le Pédagogue, et s’engagent à ne le transmettre à personne, pas même à un(e) autre Icarien(ne). </text:span></text:h>
      <text:h text:style-name="P41" text:outline-level="3"><text:span text:style-name="T170">L’Atelier prenant le droit d’auteur et la propriété intellectuelle très au sérieux, en engageant les Icarien(ne)s à faire de même, </text:span>L’Icarien(ne) passant outre ces consignes se verra radié <text:span text:style-name="T171">instantanément et </text:span>définitivement de l’Atelier, sans espoir d’y jamais postuler à nouveau.</text:h>
      <text:h text:style-name="P4" text:outline-level="1">Informations <text:span text:style-name="T106">personnelles</text:span></text:h>
      <text:h text:style-name="P10" text:outline-level="2">Cookies</text:h>
      <text:h text:style-name="P43" text:outline-level="3">L’Atelier fait <text:span text:style-name="T172">un </text:span>usage minimal des cookies, à seule fin de mémoriser les identifiants de session qui permettent à l’Icarien(ne) de rester identifié au site. Tout autre usage est proscrit par l’Atelier.<text:span text:style-name="T172"> L’Icarien(ne) par acceptation de ces CGU, accepte cette utilisation limitée à des seules fins techniques.</text:span></text:h>
      <text:h text:style-name="P10" text:outline-level="2"><text:span text:style-name="T99">Données</text:span> personnelles</text:h>
      <text:h text:style-name="P42" text:outline-level="3">L’Icarien(ne) a un accès et un droit de regard complet sur toutes les informations personnelles récoltées. <text:span text:style-name="T173">Concernant l’Atelier, c</text:span>es informations sont <text:span text:style-name="T175">réduites à l’essentiel, </text:span>se résument <text:span text:style-name="T173">aux informations indispensables </text:span>au fonctionnement minimal <text:span text:style-name="T174">de l’Atelier</text:span>.</text:h>
      <text:h text:style-name="P42" text:outline-level="3"><text:span text:style-name="T1">Email</text:span>. Aucune utilisation abusive n’est fait<text:span text:style-name="T176">e</text:span> de <text:span text:style-name="T175">l’adresse mèl de l’Icarien(ne)</text:span>,<text:span text:style-name="T175"> et surtout pas à des fins commerciales. Cette adresse n’est utilisée que pour le fonctionnement de l’Atelier : envoi d’alerte à la réception de commentaires, messages d’actualités, etc</text:span>.</text:h>
      <text:h text:style-name="P44" text:outline-level="3"><text:span text:style-name="T19">Données d’accès (email et mot de passe)</text:span><text:span text:style-name="T99">. </text:span>Les données d’accès au Bureau de l’Icarien(ne) et au partie privée du site est défini par <text:span text:style-name="T177">l’Icarien(ne)</text:span> lui<text:span text:style-name="T177">/elle</text:span>-même et se compose de son adresse de courrier électronique (appelé vulgairement « email ») et d’un mot de passe défini au dépôt de la candidature<text:span text:style-name="T177">, lors de l’inscription de l’Icarien(ne)</text:span>.</text:h>
      <text:h text:style-name="P45" text:outline-level="3"><text:span text:style-name="T13">Violation des données d’accès</text:span><text:span text:style-name="T91">. </text:span>Afin d'exclure toute utilisation par des tiers non-autorisés, <text:span text:style-name="T90">l’Icarien(ne) </text:span>est tenu<text:span text:style-name="T90">(e)</text:span> de garder ses données d'accès confidentielles. Si <text:span text:style-name="T90">l’Icarien(ne) </text:span>a des raisons de croire que des tiers non-autorisés ont eu connaissance <text:span text:style-name="T90">de ses </text:span>données d'accès ou sont en mesure d'en prendre connaissance, il<text:span text:style-name="T90">/elle</text:span> est tenu<text:span text:style-name="T90">(e)</text:span> d’en informer <text:soft-page-break/>immédiatement<text:span text:style-name="T90"> l’Atelier ou le Pédagogue</text:span>. En outre,<text:span text:style-name="T90"> l’Icarien(ne) </text:span>s'engage <text:span text:style-name="T90">le cas échéant </text:span>à modifier <text:span text:style-name="T90">sur le champ </text:span>son mot de passe.</text:h>
      <text:h text:style-name="P44" text:outline-level="3"><text:span text:style-name="T1">Modification du mot de passe</text:span>. À tout moment l’Icarien(ne) peut modifier son mot de passe à l’aide de la procédure mise en place dans le formulaire d’identification ou d’inscription.</text:h>
      <text:h text:style-name="P48" text:outline-level="3"><text:span text:style-name="T1">Modification du pseudo</text:span>. À titre exceptionnel, l’Icarien(ne) peut demander la modification du pseudo qui le représente à l’Atelier. Pour ce faire, il lui suffira d’en faire la demande auprès de l’administration de l’Atelier (atelier@atelier-icare.net) en justifiant les raisons de sa requête<text:span text:style-name="T178"> et en précisant le nouveau pseudo à utiliser</text:span>. En aucun cas l’Icarien(ne) ne pourra réclamer un pseudo <text:span text:style-name="T100">actuellement </text:span>en service ou ayant été utilisé dans le passé par un(e) ancien(ne) Icarien(ne).</text:h>
      <text:h text:style-name="P11" text:outline-level="2">Notifications</text:h>
      <text:h text:style-name="P46" text:outline-level="3"><text:span text:style-name="T20">Notifications p</text:span><text:span text:style-name="T14">ar </text:span><text:span text:style-name="T26">mèl</text:span><text:span text:style-name="T92">. L’Icarien(ne) </text:span>accepte de recevoir une communication électronique de<text:span text:style-name="T92"> la</text:span> part <text:span text:style-name="T92">de l’Atelier, concernant les activités récentes, les factures, les informations </text:span>contractuelles importantes<text:span text:style-name="T92">, les </text:span>modifications techniques importantes.<text:span text:style-name="T92"> Cependant, s’il/elle n’est plus en activité, l’Icarien(ne) peut définir dans ses préférences de ne plus recevoir aucun courrier de l’Atelier ou de filtrer ce courrier.</text:span></text:h>
      <text:h text:style-name="P5" text:outline-level="1">Conclusion</text:h>
      <text:h text:style-name="P12" text:outline-level="2">Actes prohibés</text:h>
      <text:h text:style-name="CGU_20_-_20_Article" text:outline-level="3">Il est interdit à l'<text:span text:style-name="T98">Icarien(ne) </text:span>d'entreprendre des actes enfreignant les dispositions légales en vigueur, portant atteinte aux droits des tiers<text:span text:style-name="T98">, aux droits d’auteurs, à la propriété intellectuelle</text:span> ou enfreignant les lois relatives à la protection des mineurs.</text:h>
      <text:h text:style-name="CGU_20_-_20_Article" text:outline-level="3">De même, tout acte commis avec l'intention de nuire à<text:span text:style-name="T179"> autrui ou </text:span>au fonctionnement sans heurts du système <text:span text:style-name="T98">du site de l’Atelier </text:span>est interdit.</text:h>
      <text:h text:style-name="P13" text:outline-level="2"><text:span text:style-name="T122">Concernant ces CGU</text:span></text:h>
      <text:h text:style-name="CGU_20_-_20_Article" text:outline-level="3">Dans l'hypothèse où certaines dispositions individuelles de ce contrat seraient ou deviendraient nulles, la validité des dispositions restantes restera inchangée.</text:h>
      <text:h text:style-name="CGU_20_-_20_Article" text:outline-level="3"><text:span text:style-name="T24">Modification</text:span><text:span text:style-name="T122">. L’Atelier se réserve </text:span>le droit de modifier les présentes CGU à tout moment. Ces modifications s'appliqueront également au sein des relations contractuelles existantes. Nous informerons <text:span text:style-name="T117">l’Icarien(ne) </text:span>de <text:span text:style-name="T117">tout </text:span>changement au moins <text:span text:style-name="T180">six </text:span>semaines avant la date à laquelle ce<text:span text:style-name="T117">s</text:span> derniè<text:span text:style-name="T117">re</text:span>s doivent entrer en vigueur. Dans la mesure où <text:span text:style-name="T117">l’Icarien(ne) </text:span>ne s'oppose pas à ces changements dans les six semaines suivant la réception de la notification, et où il continue à avoir recours <text:span text:style-name="T117">aux </text:span>services <text:span text:style-name="T117">de l’Atelier </text:span>une <text:soft-page-break/>fois le délai écoulé, les modifications sont considérées comme acceptées. Dans la notification d'amendement, <text:span text:style-name="T117">l’Atelier informera l’Icarien(ne) </text:span>de son droit d'objection et des conséquences de celui-ci. En cas d'objection, <text:span text:style-name="T117">l’Atelier se réserve </text:span>le droit de mettre fin à la relation contractuelle <text:span text:style-name="T117">le </text:span>liant à <text:span text:style-name="T117">l’Icarien(ne) </text:span>à la date d'entrée en vigueur des modifications prévue.</text:h>
      <text:h text:style-name="CGU_20_-_20_Article" text:outline-level="3">Sur la page Internet <text:a xlink:type="simple" xlink:href="https://ec.europa.eu/consumers/odr/" office:target-frame-name="_blank" xlink:show="new" text:style-name="Internet_20_link" text:visited-style-name="Visited_20_Internet_20_Link">https://ec.europa.eu/consumers/odr/</text:a>, la Commission européenne offre la possibilité de mettre en place une procédure de résolution de litiges en ligne destinée aux consommateurs. <text:span text:style-name="T118">L’Atelier Icare </text:span>n'est ni disposé ni tenu d'assister à une procédure de résolution de litige devant un organe de conciliation réservé aux consommateurs.</text:h>
      <text:p text:style-name="Text_20_body"/>
      <text:p text:style-name="Text_20_body">Dernière mise à jour : </text:p>
      <text:p text:style-name="Text_20_body">Les présentes Conditions d'utilisation prennent effet le <text:span text:style-name="T118">15 avril</text:span> 2018.</text:p>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style:font-pitch="variable"/>
    <style:font-face style:name="Avenir1" svg:font-family="Avenir" style:font-adornments="Light" style:font-pitch="variable"/>
    <style:font-face style:name="Avenir2" svg:font-family="Avenir"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loext:contextual-spacing="tru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4cm" fo:margin-bottom="0cm" loext:contextual-spacing="false" fo:line-height="100%" fo:text-align="justify" style:justify-single-word="false" fo:text-indent="0cm" style:auto-text-indent="false" fo:background-color="transparent" fo:padding="0cm" fo:border="none"/>
      <style:text-properties style:font-name="Avenir" fo:font-family="Avenir" style:font-pitch="variable" fo:font-size="12pt" officeooo:rsid="001969d2" style:font-size-asian="12pt" style:font-size-complex="12pt"/>
    </style:style>
    <style:style style:name="List" style:family="paragraph" style:parent-style-name="Text_20_body" style:default-outline-level="" style:list-style-name=""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paragraph-properties fo:margin-left="0.4cm" fo:margin-right="0cm" fo:margin-top="0.3cm" fo:margin-bottom="0cm" loext:contextual-spacing="false" fo:text-indent="0cm" style:auto-text-indent="false"/>
      <style:text-properties style:font-name="Avenir1" fo:font-family="Avenir" style:font-style-name="Light" style:font-pitch="variable" fo:font-size="14pt" fo:font-weight="600"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paragraph-properties fo:margin-left="0cm" fo:margin-right="0cm" fo:margin-top="0.3cm" fo:margin-bottom="0cm" loext:contextual-spacing="false" fo:text-indent="0cm" style:auto-text-indent="false"/>
      <style:text-properties style:font-name="Avenir1" fo:font-family="Avenir" style:font-style-name="Light" style:font-pitch="variable" fo:font-size="140%" fo:font-weight="600"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GU_20_-_20_Niveau_20_1" style:display-name="CGU - Niveau 1" style:family="paragraph" style:parent-style-name="Standard" style:next-style-name="CGU_20_-_20_Niveau_20_2" style:default-outline-level="1" style:master-page-name="">
      <style:paragraph-properties fo:margin-top="0.6cm" fo:margin-bottom="0cm" loext:contextual-spacing="false" style:page-number="auto" fo:keep-with-next="always"/>
      <style:text-properties style:font-name="Avenir2" fo:font-family="Avenir" style:font-style-name="Regular" style:font-pitch="variable" fo:font-size="16pt" fo:font-weight="600" officeooo:rsid="003bf3c5" style:font-size-asian="10.5pt"/>
    </style:style>
    <style:style style:name="CGU_20_-_20_Niveau_20_2" style:display-name="CGU - Niveau 2" style:family="paragraph" style:parent-style-name="Standard" style:next-style-name="CGU_20_-_20_Article" style:default-outline-level="2" style:master-page-name="">
      <loext:graphic-properties draw:fill="none" draw:fill-color="#729fcf"/>
      <style:paragraph-properties fo:margin-left="0.6cm" fo:margin-right="0cm" fo:margin-top="0.4cm" fo:margin-bottom="0cm" loext:contextual-spacing="false" fo:text-indent="0cm" style:auto-text-indent="false" style:page-number="auto" fo:background-color="transparent" fo:keep-with-next="always"/>
      <style:text-properties style:font-name="Avenir2" fo:font-family="Avenir" style:font-style-name="Regular" style:font-pitch="variable" fo:font-size="14pt" fo:font-weight="600" officeooo:rsid="003deb15" style:font-size-asian="10.5pt"/>
    </style:style>
    <style:style style:name="CGU_20_-_20_Article" style:display-name="CGU - Article" style:family="paragraph" style:default-outline-level="3">
      <loext:graphic-properties draw:fill="none" draw:fill-color="#729fcf"/>
      <style:paragraph-properties fo:margin-left="2.701cm" fo:margin-right="0cm" fo:margin-top="0.199cm" fo:margin-bottom="0cm" loext:contextual-spacing="false" fo:text-align="justify" style:justify-single-word="false" fo:text-indent="-1.401cm" style:auto-text-indent="false" fo:background-color="transparent">
        <style:tab-stops/>
      </style:paragraph-properties>
      <style:text-properties style:font-name="Avenir2" fo:font-family="Avenir" style:font-style-name="Regular" style:font-pitch="variable" fo:font-size="12pt" fo:font-weight="normal" officeooo:rsid="0046e84c" style:font-size-asian="10.5pt"/>
    </style:style>
    <style:style style:name="URL-sous-titre" style:family="paragraph" style:parent-style-name="Text_20_body" style:master-page-name="">
      <style:paragraph-properties fo:margin-top="0cm" fo:margin-bottom="0cm" loext:contextual-spacing="false" style:page-number="auto"/>
      <style:text-properties style:font-name="Avenir" fo:font-family="Avenir" style:font-pitch="variable" fo:font-size="12pt" fo:letter-spacing="0.064cm" fo:font-weight="normal" officeooo:rsid="017aee4c" style:font-size-asian="13pt" style:font-weight-asian="normal" style:font-size-complex="13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2cm" fo:margin-left="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18-03-29T13:16:51.054760734</meta:creation-date>
    <dc:date>2018-03-30T13:57:35.966157509</dc:date>
    <dc:creator>Philippe Perret</dc:creator>
    <meta:editing-duration>PT5H46M43S</meta:editing-duration>
    <meta:editing-cycles>369</meta:editing-cycles>
    <meta:generator>LibreOffice/5.1.6.2$MacOSX_X86_64 LibreOffice_project/07ac168c60a517dba0f0d7bc7540f5afa45f0909</meta:generator>
    <meta:document-statistic meta:table-count="0" meta:image-count="0" meta:object-count="0" meta:page-count="11" meta:paragraph-count="96" meta:word-count="3923" meta:character-count="26074" meta:non-whitespace-character-count="22205"/>
  </office:meta>
</office:document-meta>
</file>